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BoundedCollection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oundedCollection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oundedCollection.remove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oundedCollection.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oundedCollection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oundedCollection.decorate( Bounded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oundedCollection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oundedCollection.UnmodifiableBoundedCollection( Bounded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nmodifiableBoundedCollection.remov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oundedCollection.decorateUsing( Collection col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nmodifiableBoundedCollection.is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oundedCollection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